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70" calcext:value-type="float">
            <text:p>7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56" calcext:value-type="float">
            <text:p>5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4" calcext:value-type="float">
            <text:p>1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0" calcext:value-type="float">
            <text:p>80.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No</text:p>
          </table:table-cell>
          <table:table-cell table:style-name="ce23" office:value-type="string" calcext:value-type="string">
            <text:p>内容</text:p>
          </table:table-cell>
          <table:table-cell table:style-name="ce23" office:value-type="string" calcext:value-type="string">
            <text:p>手順・補足</text:p>
          </table:table-cell>
          <table:table-cell table:style-name="ce23" office:value-type="string" calcext:value-type="string">
            <text:p>修正方法</text:p>
          </table:table-cell>
          <table:table-cell table:style-name="ce34" office:value-type="string" calcext:value-type="string">
            <text:p>優先度</text:p>
          </table:table-cell>
          <table:table-cell table:style-name="ce12" office:value-type="string" calcext:value-type="string">
            <text:p>状況</text:p>
          </table:table-cell>
          <table:table-cell table:style-name="ce12" office:value-type="string" calcext:value-type="string">
            <text:p>起票日</text:p>
          </table:table-cell>
          <table:table-cell table:style-name="ce12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office:value-type="string" calcext:value-type="string">
            <text:p>NPCが死亡していてもクエストの進行ができてしまう。</text:p>
            <text:p/>
          </table:table-cell>
          <table:table-cell table:style-name="ce21" office:value-type="string" calcext:value-type="string">
            <text:p>クエストのスクリプトに「Xが生存」が使えるようにする</text:p>
            <text:p>〇クエストシステムの実装</text:p>
            <text:p>・NPCが死んだらクエストシステムに通知する</text:p>
            <text:p>・クエストのスクリプトを修正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office:value-type="string" calcext:value-type="string">
            <text:p>家の鍵を捨ててもクエストの進行に影響がない。</text:p>
            <text:p/>
          </table:table-cell>
          <table:table-cell table:style-name="ce21" office:value-type="string" calcext:value-type="string">
            <text:p>エンディングで、「鍵がないので窓を割って入った。」というようにする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office:value-type="string" calcext:value-type="string">
            <text:p>使用しても何も起きないアイテムがある。</text:p>
            <text:p/>
          </table:table-cell>
          <table:table-cell table:style-name="ce21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00/00/00</text:date>, <text:time style:data-style-name="N2" text:time-value="21:03:56.79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7T21:37:37.461000000</dc:date>
    <meta:editing-duration>P1DT3H52M53S</meta:editing-duration>
    <meta:editing-cycles>151</meta:editing-cycles>
    <meta:generator>LibreOffice/24.8.6.2$Windows_X86_64 LibreOffice_project/6d98ba145e9a8a39fc57bcc76981d1fb1316c60c</meta:generator>
    <meta:document-statistic meta:table-count="1" meta:cell-count="594" meta:object-count="1"/>
  </office:meta>
</office:document-meta>
</file>